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F000000C00A26281D73CCFF8E1.jpg" manifest:media-type="image/jpeg"/>
  <manifest:file-entry manifest:full-path="Pictures/TablePreview1.svm" manifest:media-type=""/>
  <manifest:file-entry manifest:full-path="Pictures/1000000000000FF000000C002D3C41731401EF5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17.183cm, 8.949cm, 16.182cm, 32.263cm)" draw:image-opacity="100%" style:mirror="non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26.594cm, 13.654cm, 19.604cm, 27.55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3cm" fo:min-width="0cm"/>
      <style:paragraph-properties style:writing-mode="lr-tb"/>
    </style:style>
    <style:style style:name="co1" style:family="table-column">
      <style:table-column-properties style:column-width="2.108cm" style:use-optimal-column-width="false"/>
    </style:style>
    <style:style style:name="co2" style:family="table-column">
      <style:table-column-properties style:column-width="2.107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-color="#ffffff"/>
      <style:paragraph-properties fo:border="0.43pt solid #000000"/>
      <style:text-properties fo:background-color="transparent"/>
    </style:style>
    <style:style style:name="P1" style:family="paragraph">
      <style:paragraph-properties fo:text-align="center"/>
    </style:style>
    <style:style style:name="P2" style:family="paragraph">
      <style:text-properties fo:background-color="transparent"/>
    </style:style>
    <style:style style:name="P3" style:family="paragraph">
      <loext:graphic-properties draw:fill="none" draw:fill-color="#ffffff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7.628cm" svg:height="12.656cm" draw:transform="rotate (1.5707963267949) translate (15.6cm 18.933cm)">
          <draw:image xlink:href="Pictures/1000000000000FF000000C002D3C41731401EF5A.jpg" xlink:type="simple" xlink:show="embed" xlink:actuate="onLoad" draw:mime-type="image/jpeg">
            <text:p/>
          </draw:image>
        </draw:frame>
        <draw:frame draw:style-name="standard" draw:layer="layout" svg:width="6.322cm" svg:height="2.915cm" svg:x="8.829cm" svg:y="16.413cm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>1-Wire (DHT-1)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2">J3-1</text:p>
              </table:table-cell>
              <table:table-cell>
                <text:p text:style-name="P2"><text:span text:style-name="T1">J3-2</text:span></text:p>
              </table:table-cell>
              <table:table-cell>
                <text:p text:style-name="P2"><text:span text:style-name="T1">J3-3</text:span></text:p>
              </table:table-cell>
            </table:table-row>
            <table:table-row table:style-name="ro2" table:default-cell-style-name="ce1">
              <table:table-cell>
                <text:p text:style-name="P2">5V</text:p>
              </table:table-cell>
              <table:table-cell>
                <text:p text:style-name="P2">Data</text:p>
              </table:table-cell>
              <table:table-cell>
                <text:p text:style-name="P2">GND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Predefinito">
        <draw:frame draw:style-name="gr2" draw:text-style-name="P1" draw:layer="layout" svg:width="15.599cm" svg:height="8.199cm" svg:x="1.501cm" svg:y="1.701cm">
          <draw:image xlink:href="Pictures/1000000000000FF000000C00A26281D73CCFF8E1.jpg" xlink:type="simple" xlink:show="embed" xlink:actuate="onLoad" draw:mime-type="image/jpeg">
            <text:p/>
          </draw:image>
        </draw:frame>
        <draw:frame draw:style-name="gr3" draw:text-style-name="P3" draw:layer="layout" svg:width="4.6cm" svg:height="1cm" svg:x="17.5cm" svg:y="4.8cm">
          <draw:text-box>
            <text:p>DS18B20-1</text:p>
          </draw:text-box>
        </draw:frame>
        <draw:frame draw:style-name="gr3" draw:text-style-name="P3" draw:layer="layout" svg:width="4.6cm" svg:height="1cm" svg:x="17.4cm" svg:y="8.3cm">
          <draw:text-box>
            <text:p>DS18B20-2</text:p>
          </draw:text-box>
        </draw:frame>
        <draw:frame draw:style-name="gr3" draw:text-style-name="P3" draw:layer="layout" svg:width="2.7cm" svg:height="1cm" svg:x="1.3cm" svg:y="10.2cm">
          <draw:text-box>
            <text:p>1-Wire</text:p>
          </draw:text-box>
        </draw:frame>
        <draw:frame draw:style-name="gr4" draw:text-style-name="P3" draw:layer="layout" svg:width="2.7cm" svg:height="1.773cm" svg:x="6.9cm" svg:y="10.2cm">
          <draw:text-box>
            <text:p>4,7k pull u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09:40:04.139142240</meta:creation-date>
    <meta:generator>LibreOffice/7.3.7.2$Linux_X86_64 LibreOffice_project/30$Build-2</meta:generator>
    <dc:date>2025-02-16T10:09:38.968217028</dc:date>
    <meta:editing-duration>PT2M16S</meta:editing-duration>
    <meta:editing-cycles>1</meta:editing-cycles>
    <meta:document-statistic meta:object-count="7"/>
  </office:meta>
</office:document-meta>
</file>